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ebo" svg:font-family="Heebo"/>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Heebo" fo:font-size="12pt"/>
    </style:style>
    <style:style style:name="T1" style:family="text">
      <style:text-properties style:font-name="Heebo"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titled Resilience </text:p>
      <text:p text:style-name="P1"><text:span text:style-name="T1">Januar 2024<text:line-break/>4K Film I Ton I 16:31 min<text:line-break/>in Kooperation mit Anastasiia Zakharova </text:span></text:p>
      <text:p text:style-name="P2">"Untitled Resilience" ist ein autofiktionaler Kurzfilm, der das Leben eines<text:line-break/>jungen Menschen ukrainisch-russischer Herkunft beleuchtet, welcher<text:line-break/>während seiner Migration durch von Krieg und politischer Unterdrückung<text:line-break/>geprägten Umgebungen in Sibirien, auf der Krim, in Moskau und in<text:line-break/>Deutschland mit unterschiedlichen Formen der politischen und sexuellen Objektifizierungen und Fremdbestimmungen zu kämpfen hat. Die Erzählung<text:line-break/>erreicht ihren Abschluss darin, dass sich die Protagonistin als Architektin ihres<text:line-break/>Lebens und als Symbol für Stärke und Kreativität präsentiert und sich selbst ermächtigt. </text:p>
      <text:p text:style-name="P2">"Untitled Resilience" is an auto-fictional shortfilm that delves into the life of a young individual of Ukrainian-Russian descent, who confronts various forms of objectification, from sexual to political during their migration through environments marked by war and political oppression across Siberia, Crimea, Moscow, and Germany. The narrative culminates in the protagonist's assertion of agency and self-empowerment, presenting themselves as the architect of their life and a symbol of strength and creativity.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ebo" svg:font-family="Heebo"/>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ck Schamborski</meta:initial-creator>
    <meta:creation-date>2024-10-18T11:13:43.311362282</meta:creation-date>
    <dc:date>2024-10-18T11:14:20.241000427</dc:date>
    <dc:creator>Nick Schamborski</dc:creator>
    <meta:editing-duration>PT37S</meta:editing-duration>
    <meta:editing-cycles>1</meta:editing-cycles>
    <meta:document-statistic meta:table-count="0" meta:image-count="0" meta:object-count="0" meta:page-count="1" meta:paragraph-count="4" meta:word-count="163" meta:character-count="1204" meta:non-whitespace-character-count="1041"/>
    <meta:generator>LibreOffice/7.6.7.2$MacOSX_AARCH64 LibreOffice_project/dd47e4b30cb7dab30588d6c79c651f218165e3c5</meta:generator>
  </office:meta>
</office:document-meta>
</file>